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7f08" officeooo:paragraph-rsid="00117f08"/>
    </style:style>
    <style:style style:name="T1" style:family="text">
      <style:text-properties fo:color="#1c1c1c" style:text-outline="false" style:font-name="Georgia" fo:font-size="29pt" fo:letter-spacing="normal" style:letter-kerning="false" style:font-size-asian="2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baleia mais solitária do mundo</text:p>
      <text:p text:style-name="P1"/>
      <text:p text:style-name="P1"/>
      <text:p text:style-name="P1">Chamam-lhe a baleia dos 52 hertz e é muito provavelmente o animal mais solitário do plane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01:01:00.158184000</meta:creation-date>
    <dc:date>2015-11-15T01:02:43.146996000</dc:date>
    <meta:editing-duration>PT1M43S</meta:editing-duration>
    <meta:editing-cycles>1</meta:editing-cycles>
    <meta:document-statistic meta:table-count="0" meta:image-count="0" meta:object-count="0" meta:page-count="1" meta:paragraph-count="2" meta:word-count="22" meta:character-count="124" meta:non-whitespace-character-count="104"/>
    <meta:generator>LibreOffice/4.4.5.2$MacOSX_X86_64 LibreOffice_project/a22f674fd25a3b6f45bdebf25400ed2adff0ff99</meta:generator>
  </office:meta>
</office:document-meta>
</file>